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"/>
    <style:font-face style:name="Open Sans" svg:font-family="'Open Sans', Helvetica, Arial, Verdana, sans-serif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variant="normal" fo:text-transform="none" fo:color="#000000" style:font-name="Open Sans" fo:font-size="11.25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color="#2a00ff"/>
    </style:style>
    <style:style style:name="T8" style:family="text">
      <style:text-properties fo:font-variant="normal" fo:text-transform="none" fo:color="#000000" style:font-name="Open Sans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Open Sans" fo:font-size="11.25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ec4e20" style:text-line-through-style="none" style:font-name="Open Sans" fo:font-size="11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353535" style:font-name="Lora" fo:font-size="13.5pt" fo:letter-spacing="normal" fo:font-style="normal" fo:font-weight="normal"/>
    </style:style>
    <style:style style:name="T12" style:family="text">
      <style:text-properties fo:font-variant="normal" fo:text-transform="none" fo:color="#353535" style:font-name="inherit" fo:font-size="13.5pt" fo:letter-spacing="normal" fo:font-style="italic" fo:font-weight="bold"/>
    </style:style>
    <style:style style:name="T13" style:family="text">
      <style:text-properties fo:font-variant="normal" fo:text-transform="none" fo:color="#353535" style:font-name="inherit" fo:font-size="12pt" fo:letter-spacing="normal" fo:font-style="normal" fo:font-weight="bold"/>
    </style:style>
    <style:style style:name="T14" style:family="text">
      <style:text-properties fo:font-variant="normal" fo:text-transform="none" fo:color="#353535" fo:letter-spacing="normal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ubly Linked List | Set 1 (Introduction and Insertion)</text:p>
      <text:p text:style-name="P1"/>
      <text:p text:style-name="Text_20_body"><text:span text:style-name="T9">A </text:span><text:span text:style-name="Strong_20_Emphasis"><text:span text:style-name="T9">D</text:span></text:span><text:span text:style-name="T9">oubly </text:span><text:span text:style-name="Strong_20_Emphasis"><text:span text:style-name="T9">L</text:span></text:span><text:span text:style-name="T9">inked </text:span><text:span text:style-name="Strong_20_Emphasis"><text:span text:style-name="T9">L</text:span></text:span><text:span text:style-name="T9">ist (DLL) contains an extra pointer, typically called </text:span><text:span text:style-name="Emphasis"><text:span text:style-name="T9">previous pointer</text:span></text:span><text:span text:style-name="T9">, together with next pointer and data which are there in singly linked list.</text:span></text:p>
      <text:p text:style-name="Text_20_body"><text:a xlink:type="simple" xlink:href="http://www.geeksforgeeks.org/wp-content/uploads/gq/2014/03/DLL1.png" text:style-name="Internet_20_link" text:visited-style-name="Visited_20_Internet_20_Link"><text:line-break/></text:a><text:span text:style-name="T10"><draw:frame draw:style-name="fr1" draw:name="graphics1" text:anchor-type="as-char" svg:width="6.6925in" svg:height="1.0882in" draw:z-index="0"><draw:image xlink:href="http://www.geeksforgeeks.org/wp-content/uploads/gq/2014/03/DLL1.png" xlink:type="simple" xlink:show="embed" xlink:actuate="onLoad"/></draw:frame></text:span><text:span text:style-name="T10"> </text:span></text:p>
      <text:p text:style-name="P8"/>
      <text:p text:style-name="Standard"><text:span text:style-name="T15">NOTE:</text:span><text:span text:style-name="T11"> we are two ref­er­ences here, </text:span><text:span text:style-name="Strong_20_Emphasis"><text:span text:style-name="Emphasis"><text:span text:style-name="T12">head</text:span></text:span></text:span><text:span text:style-name="T14"> </text:span><text:span text:style-name="T11">and </text:span><text:span text:style-name="Strong_20_Emphasis"><text:span text:style-name="Emphasis"><text:span text:style-name="T12">tail</text:span></text:span></text:span><text:span text:style-name="T11">. </text:span><text:span text:style-name="Strong_20_Emphasis"><text:span text:style-name="Emphasis"><text:span text:style-name="T12">Head</text:span></text:span></text:span><text:span text:style-name="T14"> </text:span><text:span text:style-name="T11">points the start of the linked list and </text:span><text:span text:style-name="Strong_20_Emphasis"><text:span text:style-name="Emphasis"><text:span text:style-name="T12">tail</text:span></text:span></text:span><text:span text:style-name="T14"> </text:span><text:span text:style-name="T11">points to the last node of the linked list.</text:span> </text:p>
      <text:p text:style-name="P1"/>
      <text:p text:style-name="Standard"><text:span text:style-name="T16">Add at the Start </text:span><text:span text:style-name="T15">:</text:span><text:span text:style-name="T11">Add a node the begin­ning of the linked list. Its O(1). If size is 0 then make the new node as head and tail else put the at the start, change the head and do not change the tail.</text:span> </text:p>
      <text:p text:style-name="P1"/>
      <text:p text:style-name="P1"/>
      <text:p text:style-name="P1"><text:tab/>//Making node as Head.</text:p>
      <text:p text:style-name="P1"><text:tab/>public void insertAtStart(Node node) {</text:p>
      <text:p text:style-name="P1"><text:tab/><text:tab/>if (isEmpty()) {</text:p>
      <text:p text:style-name="P1"><text:tab/><text:tab/><text:tab/>mHead = node;</text:p>
      <text:p text:style-name="P1"><text:tab/><text:tab/><text:tab/>mTail = node;</text:p>
      <text:p text:style-name="P1"><text:tab/><text:tab/><text:tab/>mHead.next = node;</text:p>
      <text:p text:style-name="P1"><text:tab/><text:tab/>} else {</text:p>
      <text:p text:style-name="P1"><text:tab/><text:tab/><text:tab/>mTail.next = node;</text:p>
      <text:p text:style-name="P1"><text:tab/><text:tab/><text:tab/>node.next = mHead;</text:p>
      <text:p text:style-name="P1"><text:tab/><text:tab/><text:tab/>mHead = node;</text:p>
      <text:p text:style-name="P1"><text:tab/><text:tab/>}</text:p>
      <text:p text:style-name="P1"><text:tab/><text:tab/>mSize++;</text:p>
      <text:p text:style-name="P1"><text:tab/>}</text:p>
      <text:p text:style-name="P1"/>
      <text:p text:style-name="P1"/>
      <text:p text:style-name="P1"/>
      <text:p text:style-name="P1"/>
      <text:p text:style-name="P1"><text:span text:style-name="T1">Add at the End </text:span>: Add a node at the end of the linked list. its O(1) since we have tail ref­er­ence. If size is 0 then make the new node as head and tail else put node at the end of the list using tail ref­er­ence and make the new node as tail. </text:p>
      <text:p text:style-name="P1"/>
      <text:p text:style-name="P1"><text:s text:c="17"/>//Making node as Tail.</text:p>
      <text:p text:style-name="P1"><text:s text:c="17"/>public void insertAtEnd(Node node) {</text:p>
      <text:p text:style-name="P1"><text:soft-page-break/><text:tab/><text:tab/>if (isEmpty()) {</text:p>
      <text:p text:style-name="P1"><text:tab/><text:tab/><text:tab/>mHead = node;</text:p>
      <text:p text:style-name="P1"><text:tab/><text:tab/><text:tab/>mTail = node;</text:p>
      <text:p text:style-name="P1"><text:tab/><text:tab/><text:tab/>mHead.next = node;</text:p>
      <text:p text:style-name="P1"><text:tab/><text:tab/>} else {</text:p>
      <text:p text:style-name="P1"><text:tab/><text:tab/><text:tab/>mTail.next = node;</text:p>
      <text:p text:style-name="P1"><text:tab/><text:tab/><text:tab/>node.next = mHead;</text:p>
      <text:p text:style-name="P1"><text:tab/><text:tab/><text:tab/>mTail = node;</text:p>
      <text:p text:style-name="P1"><text:tab/><text:tab/>}</text:p>
      <text:p text:style-name="P1"><text:tab/><text:tab/>mSize++;</text:p>
      <text:p text:style-name="P1"><text:tab/>}</text:p>
      <text:p text:style-name="P1"/>
      <text:p text:style-name="P1"><text:span text:style-name="T1">Delete at the Start</text:span> : Delete a node from begin­ning of the linked list and make the head points to the 2nd node in the list. Its O(1). </text:p>
      <text:p text:style-name="P1"/>
      <text:p text:style-name="P1"><text:s text:c="18"/>public void deleteHead(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temp = mHead.next;</text:p>
      <text:p text:style-name="P1"><text:tab/><text:tab/><text:tab/>mTail.next = temp;</text:p>
      <text:p text:style-name="P1"><text:tab/><text:tab/><text:tab/>mHead = temp;</text:p>
      <text:p text:style-name="P1"><text:tab/><text:tab/>}</text:p>
      <text:p text:style-name="P1"><text:tab/><text:tab/>mSize--;</text:p>
      <text:p text:style-name="P1"><text:tab/><text:tab/>if (0 == mSize) {</text:p>
      <text:p text:style-name="P1"><text:tab/><text:tab/><text:tab/>mHead = null;</text:p>
      <text:p text:style-name="P1"><text:tab/><text:tab/>}</text:p>
      <text:p text:style-name="P1"><text:tab/>}</text:p>
      <text:p text:style-name="P1"/>
      <text:p text:style-name="P1"><text:span text:style-name="T1">Delete at the End :</text:span> Delete a node from end of the linked list and make the end node <text:s/>points to the head node in the list. Its O(1). </text:p>
      <text:p text:style-name="P1"/>
      <text:p text:style-name="P1"><text:s text:c="19"/>public void deleteTail(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current = mHead;</text:p>
      <text:p text:style-name="P1"><text:tab/><text:tab/><text:tab/>do {</text:p>
      <text:p text:style-name="P1"><text:tab/><text:tab/><text:tab/><text:tab/>current = current.next;</text:p>
      <text:p text:style-name="P1"><text:tab/><text:tab/><text:tab/><text:tab/>if (current.next == mTail) {</text:p>
      <text:p text:style-name="P1"><text:tab/><text:tab/><text:tab/><text:tab/><text:tab/>break;</text:p>
      <text:p text:style-name="P1"><text:tab/><text:tab/><text:tab/><text:tab/>}</text:p>
      <text:p text:style-name="P1"><text:tab/><text:tab/><text:tab/>} while (current != mHead);</text:p>
      <text:p text:style-name="P1"/>
      <text:p text:style-name="P1"><text:tab/><text:tab/><text:tab/>Node lastNode = current;</text:p>
      <text:p text:style-name="P1"><text:tab/><text:tab/><text:tab/>lastNode.next = mHead;</text:p>
      <text:p text:style-name="P1"><text:tab/><text:tab/><text:tab/>mTail = lastNode;</text:p>
      <text:p text:style-name="P1"><text:tab/><text:tab/>}</text:p>
      <text:p text:style-name="P1"><text:tab/><text:tab/>mSize--;</text:p>
      <text:p text:style-name="P1"><text:soft-page-break/><text:tab/><text:tab/>if (0 == mSize) {</text:p>
      <text:p text:style-name="P1"><text:tab/><text:tab/><text:tab/>mTail = null;</text:p>
      <text:p text:style-name="P1"><text:tab/><text:tab/>}</text:p>
      <text:p text:style-name="P1"><text:tab/>}</text:p>
      <text:p text:style-name="P1"/>
      <text:p text:style-name="P1"><text:span text:style-name="T1">Delete node :</text:span> Delete any node except Head, Tail. If it matches with any node get previous and next node. Make next node as Next of <text:s/>previous node.</text:p>
      <text:p text:style-name="P1"/>
      <text:p text:style-name="P1"><text:s text:c="12"/>public void deleteNode(Node node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current = mHead;</text:p>
      <text:p text:style-name="P1"><text:tab/><text:tab/><text:tab/>Node previus = null;</text:p>
      <text:p text:style-name="P1"><text:tab/><text:tab/><text:tab/>Node next = null;</text:p>
      <text:p text:style-name="P1"><text:tab/><text:tab/><text:tab/>if (node == mHead) {</text:p>
      <text:p text:style-name="P1"><text:tab/><text:tab/><text:tab/><text:tab/>deleteHead();</text:p>
      <text:p text:style-name="P1"><text:tab/><text:tab/><text:tab/>} else if (node == mTail) {</text:p>
      <text:p text:style-name="P1"><text:tab/><text:tab/><text:tab/><text:tab/>deleteTail();</text:p>
      <text:p text:style-name="P1"><text:tab/><text:tab/><text:tab/>} else {</text:p>
      <text:p text:style-name="P1"><text:tab/><text:tab/><text:tab/><text:tab/>do {</text:p>
      <text:p text:style-name="P1"><text:tab/><text:tab/><text:tab/><text:tab/><text:tab/>if (current.next == node) {</text:p>
      <text:p text:style-name="P1"><text:tab/><text:tab/><text:tab/><text:tab/><text:tab/><text:tab/>previus = current;</text:p>
      <text:p text:style-name="P1"><text:tab/><text:tab/><text:tab/><text:tab/><text:tab/><text:tab/>next = current.next.next;</text:p>
      <text:p text:style-name="P1"><text:tab/><text:tab/><text:tab/><text:tab/><text:tab/><text:tab/>break;</text:p>
      <text:p text:style-name="P1"><text:tab/><text:tab/><text:tab/><text:tab/><text:tab/>}</text:p>
      <text:p text:style-name="P1"><text:tab/><text:tab/><text:tab/><text:tab/>} while (current != mHead);</text:p>
      <text:p text:style-name="P1"><text:tab/><text:tab/><text:tab/><text:tab/>previus.next = next;</text:p>
      <text:p text:style-name="P1"><text:tab/><text:tab/><text:tab/>}</text:p>
      <text:p text:style-name="P1"><text:tab/><text:tab/>}</text:p>
      <text:p text:style-name="P1"><text:tab/><text:tab/>mSize--;</text:p>
      <text:p text:style-name="P1"><text:tab/>}</text:p>
      <text:p text:style-name="P1"/>
      <text:p text:style-name="P1"><text:span text:style-name="T1">Get Ele­ment at Index </text:span>: Return the ele­ment at spe­cific index, if index is greater than the size then return –1. its O(n) in worst case. </text:p>
      <text:p text:style-name="P1"/>
      <text:p text:style-name="P4"><text:span text:style-name="T3"><text:s text:c="9"/>public</text:span><text:span text:style-name="T4"> Node getElement(</text:span><text:span text:style-name="T3">int</text:span><text:span text:style-name="T4"> index) {</text:span></text:p>
      <text:p text:style-name="P6"><text:span text:style-name="T4"><text:tab/><text:tab/>Node current = </text:span><text:span text:style-name="T5">mHead</text:span><text:span text:style-name="T4">;</text:span></text:p>
      <text:p text:style-name="P6"><text:span text:style-name="T4"><text:tab/><text:tab/></text:span><text:span text:style-name="T3">if</text:span><text:span text:style-name="T4"> (index &gt;= </text:span><text:span text:style-name="T5">mSize</text:span><text:span text:style-name="T4">) {</text:span></text:p>
      <text:p text:style-name="P6"><text:span text:style-name="T4"><text:tab/><text:tab/><text:tab/></text:span><text:span text:style-name="T3">return</text:span><text:span text:style-name="T4"> </text:span><text:span text:style-name="T3">null</text:span><text:span text:style-name="T4">;</text:span></text:p>
      <text:p text:style-name="P7"><text:tab/><text:tab/>}</text:p>
      <text:p text:style-name="P6"><text:span text:style-name="T4"><text:tab/><text:tab/></text:span><text:span text:style-name="T3">for</text:span><text:span text:style-name="T4"> (</text:span><text:span text:style-name="T3">int</text:span><text:span text:style-name="T4"> i = 0; i &lt; index; i++) {</text:span></text:p>
      <text:p text:style-name="P6"><text:span text:style-name="T4"><text:tab/><text:tab/><text:tab/>current = current.</text:span><text:span text:style-name="T5">next</text:span><text:span text:style-name="T4">;</text:span></text:p>
      <text:p text:style-name="P7"><text:tab/><text:tab/>}</text:p>
      <text:p text:style-name="P6"><text:span text:style-name="T4"><text:tab/><text:tab/></text:span><text:span text:style-name="T3">return</text:span><text:span text:style-name="T4"> current;</text:span></text:p>
      <text:p text:style-name="P6"/>
      <text:p text:style-name="P7"><text:s text:c="7"/>}</text:p>
      <text:p text:style-name="P1"/>
      <text:p text:style-name="P1"/>
      <text:p text:style-name="P2">Iterating through items:</text:p>
      <text:p text:style-name="P2"/>
      <text:p text:style-name="P5"><text:soft-page-break/><text:span text:style-name="T2"><text:s text:c="9"/>public</text:span><text:span text:style-name="T4"> </text:span><text:span text:style-name="T2">void</text:span><text:span text:style-name="T4"> print() {</text:span></text:p>
      <text:p text:style-name="P6"><text:span text:style-name="T4"><text:tab/><text:tab/></text:span><text:span text:style-name="T3">if</text:span><text:span text:style-name="T4"> (isEmpty()) {</text:span></text:p>
      <text:p text:style-name="P6"><text:span text:style-name="T4"><text:tab/><text:tab/><text:tab/>System.</text:span><text:span text:style-name="T6">out</text:span><text:span text:style-name="T4">.println(</text:span><text:span text:style-name="T7">"Empty List"</text:span><text:span text:style-name="T4">);</text:span></text:p>
      <text:p text:style-name="P6"><text:span text:style-name="T4"><text:tab/><text:tab/>} </text:span><text:span text:style-name="T3">else</text:span><text:span text:style-name="T4"> {</text:span></text:p>
      <text:p text:style-name="P6"><text:span text:style-name="T4"><text:tab/><text:tab/><text:tab/>Node current = </text:span><text:span text:style-name="T5">mHead</text:span><text:span text:style-name="T4">;</text:span></text:p>
      <text:p text:style-name="P6"><text:span text:style-name="T4"><text:tab/><text:tab/><text:tab/></text:span><text:span text:style-name="T3">do</text:span><text:span text:style-name="T4"> {</text:span></text:p>
      <text:p text:style-name="P6"><text:span text:style-name="T4"><text:tab/><text:tab/><text:tab/><text:tab/></text:span><text:span text:style-name="T3">if</text:span><text:span text:style-name="T4"> (</text:span><text:span text:style-name="T3">null</text:span><text:span text:style-name="T4"> != current) {</text:span></text:p>
      <text:p text:style-name="P6"><text:span text:style-name="T4"><text:tab/><text:tab/><text:tab/><text:tab/><text:tab/>System.</text:span><text:span text:style-name="T6">out</text:span><text:span text:style-name="T4">.print(current + </text:span><text:span text:style-name="T7">" "</text:span><text:span text:style-name="T4">);</text:span></text:p>
      <text:p text:style-name="P6"><text:span text:style-name="T4"><text:tab/><text:tab/><text:tab/><text:tab/><text:tab/>current = current.</text:span><text:span text:style-name="T5">next</text:span><text:span text:style-name="T4">;</text:span></text:p>
      <text:p text:style-name="P7"><text:tab/><text:tab/><text:tab/><text:tab/>}</text:p>
      <text:p text:style-name="P6"><text:span text:style-name="T4"><text:tab/><text:tab/><text:tab/>} </text:span><text:span text:style-name="T3">while</text:span><text:span text:style-name="T4"> (</text:span><text:span text:style-name="T3">null</text:span><text:span text:style-name="T4"> != current &amp;&amp; current != </text:span><text:span text:style-name="T5">mHead</text:span><text:span text:style-name="T4">);</text:span></text:p>
      <text:p text:style-name="P7"><text:tab/><text:tab/>}</text:p>
      <text:p text:style-name="P7"><text:tab/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"/>
    <style:font-face style:name="Open Sans" svg:font-family="'Open Sans', Helvetica, Arial, Verdana, sans-serif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18T20:58:22.86</dc:date>
    <dc:creator>Shailendra Singh</dc:creator>
    <meta:editing-duration>PT4H42M9S</meta:editing-duration>
    <meta:editing-cycles>58</meta:editing-cycles>
    <meta:generator>OpenOffice/4.1.3$Win32 OpenOffice.org_project/413m1$Build-9783</meta:generator>
    <meta:document-statistic meta:table-count="0" meta:image-count="1" meta:object-count="0" meta:page-count="4" meta:paragraph-count="117" meta:word-count="583" meta:character-count="3374"/>
  </office:meta>
</office:document-meta>
</file>